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c48e" officeooo:paragraph-rsid="00250b64" style:font-size-asian="14pt" style:font-size-complex="14pt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officeooo:rsid="0013e19d" officeooo:paragraph-rsid="0013e19d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officeooo:rsid="0013e19d" officeooo:paragraph-rsid="00250b64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officeooo:paragraph-rsid="0013e19d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officeooo:paragraph-rsid="001d16d7" style:font-size-asian="14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officeooo:paragraph-rsid="001fc48e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rsid="0017e13a" officeooo:paragraph-rsid="0017e13a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officeooo:rsid="001960cd" officeooo:paragraph-rsid="001960cd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officeooo:rsid="001b5460" officeooo:paragraph-rsid="001b5460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officeooo:rsid="001d16d7" officeooo:paragraph-rsid="001d16d7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fo:font-weight="bold" officeooo:rsid="0022a9a4" officeooo:paragraph-rsid="0022a9a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officeooo:rsid="0022a9a4" officeooo:paragraph-rsid="0022a9a4" fo:background-color="#dddddd" style:font-size-asian="14pt" style:font-size-complex="14pt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loext:opacity="100%" style:font-name="Ubuntu" fo:font-size="14pt" officeooo:rsid="0018aa3f" officeooo:paragraph-rsid="0018aa3f" style:font-size-asian="14pt" style:font-size-complex="14pt"/>
    </style:style>
    <style:style style:name="T1" style:family="text">
      <style:text-properties fo:font-variant="normal" fo:text-transform="none" fo:color="#292929" loext:opacity="100%" fo:letter-spacing="normal" fo:font-style="normal" fo:font-weight="normal"/>
    </style:style>
    <style:style style:name="T2" style:family="text">
      <style:text-properties fo:font-variant="normal" fo:text-transform="none" fo:color="#292929" loext:opacity="100%" fo:letter-spacing="normal" fo:font-style="normal" fo:font-weight="normal" officeooo:rsid="001d16d7"/>
    </style:style>
    <style:style style:name="T3" style:family="text">
      <style:text-properties fo:font-variant="normal" fo:text-transform="none" fo:color="#292929" loext:opacity="100%" fo:font-style="normal" fo:font-weight="normal"/>
    </style:style>
    <style:style style:name="T4" style:family="text">
      <style:text-properties fo:font-variant="normal" fo:text-transform="none" fo:color="#292929" loext:opacity="100%" fo:font-style="normal" fo:font-weight="normal" officeooo:rsid="00155ae5"/>
    </style:style>
    <style:style style:name="T5" style:family="text">
      <style:text-properties fo:font-variant="normal" fo:text-transform="none" fo:color="#1b1b1b" loext:opacity="100%" fo:letter-spacing="normal" fo:font-style="normal" fo:font-weight="normal" officeooo:rsid="00216a49"/>
    </style:style>
    <style:style style:name="T6" style:family="text">
      <style:text-properties fo:font-variant="normal" fo:text-transform="none" fo:color="#1b1b1b" loext:opacity="100%" fo:letter-spacing="normal" fo:font-style="normal" fo:font-weight="normal" officeooo:rsid="00250b64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16a49"/>
    </style:style>
    <style:style style:name="T9" style:family="text">
      <style:text-properties fo:font-variant="normal" fo:text-transform="none" fo:letter-spacing="normal" fo:font-style="normal" fo:font-weight="normal" officeooo:rsid="00250b64"/>
    </style:style>
    <style:style style:name="T10" style:family="text">
      <style:text-properties fo:font-variant="normal" fo:text-transform="none" fo:letter-spacing="normal" fo:font-style="normal" fo:font-weight="normal" officeooo:rsid="001d16d7"/>
    </style:style>
    <style:style style:name="T11" style:family="text">
      <style:text-properties fo:font-variant="normal" fo:text-transform="none" fo:font-style="normal" fo:font-weight="normal"/>
    </style:style>
    <style:style style:name="T12" style:family="text">
      <style:text-properties fo:font-variant="normal" fo:text-transform="none" fo:font-style="normal" fo:font-weight="normal" officeooo:rsid="00155ae5"/>
    </style:style>
    <style:style style:name="T13" style:family="text">
      <style:text-properties officeooo:rsid="00155ae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16a49"/>
    </style:style>
    <style:style style:name="T16" style:family="text">
      <style:text-properties officeooo:rsid="00250b64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isting</text:h>
      <text:p text:style-name="P4">Quando uma parte do codigo é executad<text:span text:style-name="T13">a</text:span>, o motor javascript cria o contexto de execução global. Esse contexto possui duas fases:</text:p>
      <text:p text:style-name="P4">Fase de criação e Fase de execução</text:p>
      <text:p text:style-name="P4"/>
      <text:p text:style-name="P4">Na fase de criação, o motor javascript move todas as declarações de variaveis e de funções para o topo do codigo. Esse recurso é conhecido como hoisting javascript</text:p>
      <text:p text:style-name="P7"/>
      <text:p text:style-name="P5"><text:span text:style-name="T8">Uma definição de </text:span><text:span text:style-name="T9">hoisting (elevação)</text:span><text:span text:style-name="T8"> sugere que as declarações de variaveis e funções são fisicamente movidas para o topo do codigo, mas o que acontece é que as declarações são colocadas na memoria durante a fase de compilação e permanecem exatamente onde foi digitado no codigo, ou seja, elas não mudam de posição</text:span></text:p>
      <text:p text:style-name="P4"/>
      <text:p text:style-name="P10">Com o var, na fase de criação o motor vai coloca-lo na memoria e inicializar seu valor como “undefined”. Com o let, apesar de <text:s/>coloca-lo na memoria, ele não será inicializado</text:p>
      <text:p text:style-name="P16"><text:span text:style-name="T12"/></text:p>
      <text:p text:style-name="P16"><text:span text:style-name="T12">O </text:span><text:span text:style-name="T11">motor javascript tambem eleva as declarações de funções, colocando elas na memoria (heap). Basicamente Cria um objeto do tipo Function e uma referencia da função que se refere ao objeto da função</text:span></text:p>
      <text:p text:style-name="P6"/>
      <text:p text:style-name="P11">Com expressão de função e arrow function o motor cria a variavel na memoria e inicializa como “undefined”. Fazendo a variavel ser “undefined” e não uma função. A variavel será atribuida a uma função anonima apenas durante a fase de execução</text:p>
      <text:p text:style-name="P6"/>
      <text:p text:style-name="P12"><text:soft-page-break/><text:span text:style-name="T14">Resumindo:</text:span> Hoisting javascript é o deslocamento da declaração de todas as variaveis e funções para o topo do codigo. Esse deslocamento ocorre durante a fase de criação do contexto de execução</text:p>
      <text:p text:style-name="P6"/>
      <text:p text:style-name="P13">As variaveis declaradas com a palavra-chave let serão movidas para o tpo, mas não serão inicializadas <text:span text:style-name="T7">como as variáveis declaradas com a palavra-chave var</text:span></text:p>
      <text:p text:style-name="P13"><text:span text:style-name="T7"/></text:p>
      <text:p text:style-name="P8"><text:span text:style-name="T10">As expressões de funções e arrow functions não serão movidas</text:span></text:p>
      <text:p text:style-name="P9"/>
      <text:p text:style-name="P14">Ex:</text:p>
      <text:p text:style-name="P15">console.log(counter) </text:p>
      <text:p text:style-name="P15">var counter = 1 </text:p>
      <text:p text:style-name="P6">--------------------------------</text:p>
      <text:p text:style-name="P15">var counter </text:p>
      <text:p text:style-name="P15"/>
      <text:p text:style-name="P15">console.log(counter) </text:p>
      <text:p text:style-name="P15">counter = 1 </text:p>
      <text:p text:style-name="P6">___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3:15:24.102851048</meta:creation-date>
    <dc:date>2023-05-01T06:42:27.627571971</dc:date>
    <meta:editing-duration>PT46M10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2" meta:paragraph-count="19" meta:word-count="294" meta:character-count="1848" meta:non-whitespace-character-count="1567"/>
  </office:meta>
</office:document-meta>
</file>